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3.237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3.574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3.117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22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="none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4" table:default-cell-style-name="Default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default-cell-style-name="ce15"/>
        <table:table-column table:style-name="co4" table:default-cell-style-name="Default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row table:style-name="ro1">
          <table:table-cell table:style-name="ce13" office:value-type="string" calcext:value-type="string">
            <text:p>Players</text:p>
          </table:table-cell>
          <table:table-cell table:style-name="Default" table:number-columns-repeated="3"/>
          <table:table-cell/>
          <table:table-cell table:style-name="ce13" office:value-type="string" calcext:value-type="string">
            <text:p>Mail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lerte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Credentials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xcharac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eta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mainpassword</text:p>
          </table:table-cell>
          <table:table-cell office:value-type="string" calcext:value-type="string">
            <text:p>Bol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begi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mageprofi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6" office:value-type="string" calcext:value-type="string">
            <text:p>Cockroach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Day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Souls</text:p>
          </table:table-cell>
          <table:table-cell table:number-columns-repeated="4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a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yea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ea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x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ptota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ckroachtype</text:p>
          </table:table-cell>
          <table:table-cell table:style-name="Default" table:number-columns-repeated="3"/>
          <table:table-cell/>
          <table:table-cell table:style-name="ce11" table:number-columns-repeated="4"/>
          <table:table-cell/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9" office:value-type="string" calcext:value-type="string">
            <text:p>Month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max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rollcanin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extlevel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tainlevelu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tartingbonusstat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ce9" office:value-type="string" calcext:value-type="string">
            <text:p>Bonus/Malus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numberda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Entity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1" table:number-columns-repeated="4"/>
          <table:table-cell/>
          <table:table-cell table:style-name="ce16" office:value-type="string" calcext:value-type="string">
            <text:p>Featfamily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Zodiac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onusmal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umbertur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concent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zodiacsig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mageavata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DL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manen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Clan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atelastdeath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rigin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urnduration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exttur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6" office:value-type="string" calcext:value-type="string">
            <text:p>Ques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blason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job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jo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vp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riority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attack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rib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athcou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team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ndi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ypequest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blazon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Queststep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job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jo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hitpoints</text:p>
          </table:table-cell>
          <table:table-cell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typest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t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finalestep</text:p>
          </table:table-cell>
          <table:table-cell office:value-type="string" calcext:value-type="string">
            <text:p>Bol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Pack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ocial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16" office:value-type="string" calcext:value-type="string">
            <text:p>Reward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Talent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b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technology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namechef</text:p>
          </table:table-cell>
          <table:table-cell office:value-type="string" calcext:value-type="string">
            <text:p>namechief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yperewar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ule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p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v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Objec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nbapmo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nbap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b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mponent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Afinity</text:p>
          </table:table-cell>
          <table:table-cell table:style-name="ce18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arget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we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aveuniquemob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amily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Prerequisited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ction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turndur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ttack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6" office:value-type="string" calcext:value-type="string">
            <text:p>Levelseeinsibl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dod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percep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Professions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dame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hitpoints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regener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rmphy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rmmag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opularity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Religion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am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put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bur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teobta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arity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Speci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levelrequir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pietymin</text:p>
          </table:table-cell>
          <table:table-cell table:number-columns-repeated="2"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mode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orld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actualis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ropp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templat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9" office:value-type="string" calcext:value-type="string">
            <text:p>Adherent_of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ank</text:p>
          </table:table-cell>
          <table:table-cell office:value-type="string" calcext:value-type="string">
            <text:p>Big 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erce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urneffe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Event</text:p>
          </table:table-cell>
          <table:table-cell table:style-name="Default" table:number-columns-repeated="3"/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rank_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har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ie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eterioration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_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Building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typ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itemrewardqauntity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durationmi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urndurationmax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raite</text:p>
          </table:table-cell>
          <table:table-cell office:value-type="string" calcext:value-type="string">
            <text:p>_trait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leveladju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costmi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Objecttype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ostinstal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mi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8" office:value-type="string" calcext:value-type="string">
            <text:p>Instance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ma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mode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armph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Default" office:value-type="string" calcext:value-type="string">
            <text:p>xsup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armmag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Default" office:value-type="string" calcext:value-type="string">
            <text:p>xinf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Familybuilding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eather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x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sdro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x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mov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mov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a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apowersecon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in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axesorigi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ea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Knows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mponent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erce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monsterpar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useintur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ad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lityminrequire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lee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Enchant</text:p>
          </table:table-cell>
          <table:table-cell table:style-name="Default" table:number-columns-repeated="3"/>
          <table:table-cell/>
          <table:table-cell table:style-name="ce10" office:value-type="string" calcext:value-type="string">
            <text:p>Enchantrequir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pecial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econd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Vacancy</text:p>
          </table:table-cell>
          <table:table-cell table:number-columns-repeated="4"/>
          <table:table-cell table:number-columns-repeated="2" office:value-type="string" calcext:value-type="string">
            <text:p>level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ligh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level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wallpas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pric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tar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iric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eedsfoo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rpsedeath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lle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AI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urn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har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vapprov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char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vnot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uts</text:p>
          </table:table-cell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behavior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Servic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lastaction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tusai</text:p>
          </table:table-cell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amilyobjec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min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max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following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Diplomacy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News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Service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visibilitylevel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ess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relationship_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t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en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max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base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install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Announcement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sourcenodes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pprov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sourcenodesty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levelseeinvisibl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ank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8" office:value-type="string" calcext:value-type="string">
            <text:p>Instanc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Distinction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ggrolevel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location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Buildingtypematter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inventory</text:p>
          </table:table-cell>
          <table:table-cell table:style-name="Default" table:number-columns-repeated="3"/>
          <table:table-cell/>
          <table:table-cell table:number-columns-repeated="2" table:style-name="ce19" office:value-type="string" calcext:value-type="string">
            <text:p>quantity</text:p>
          </table:table-cell>
          <table:table-cell table:style-name="ce19" office:value-type="string" calcext:value-type="string">
            <text:p>Integer</text:p>
          </table:table-cell>
          <table:table-cell table:style-name="ce19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Entitydistinctions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obta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Matter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Etatdumarche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Loca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ric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Declarationlov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confess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passag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number-columns-repeated="2" office:value-type="string" calcext:value-type="string">
            <text:p>respons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presenta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Transac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isillusion</text:p>
          </table:table-cell>
          <table:table-cell office:value-type="string" calcext:value-type="string">
            <text:p>isllus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ceven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pira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cecustom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ationvend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ationcustom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ci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Area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resti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eigh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eaeffecttyp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utho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sistan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qualityminrequire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levelmi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57:16.496733631</meta:creation-date>
    <dc:date>2025-06-17T16:21:54.600389223</dc:date>
    <meta:editing-duration>PT21H9M9S</meta:editing-duration>
    <meta:editing-cycles>18</meta:editing-cycles>
    <meta:generator>LibreOffice/7.3.7.2$Linux_X86_64 LibreOffice_project/30$Build-2</meta:generator>
    <meta:document-statistic meta:table-count="1" meta:cell-count="2712" meta:object-count="0"/>
  </office:meta>
</office:document-meta>
</file>